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language="en" fo:country="US" officeooo:paragraph-rsid="0001c4fa" fo:background-color="#ff333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anguage="en" fo:country="US" officeooo:rsid="0001c4fa" officeooo:paragraph-rsid="0001c4fa" fo:background-color="#ff333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language="el" fo:country="GR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language="el" fo:country="GR" officeooo:rsid="0001c4fa" officeooo:paragraph-rsid="0001c4fa" fo:background-color="#ff333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language="el" fo:country="GR" officeooo:rsid="000267ab" officeooo:paragraph-rsid="000267ab" fo:background-color="#ff333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paragraph-rsid="0001c4fa" fo:background-color="#ff3333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Preformatted_20_Text">
      <style:paragraph-properties fo:text-align="justify" style:justify-single-word="false"/>
      <style:text-properties style:font-name="Arial" fo:font-size="11pt" fo:language="en" fo:country="US" style:font-size-asian="11pt" style:font-size-complex="11pt"/>
    </style:style>
    <style:style style:name="P11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fo:color="#000000" style:font-name="Arial" fo:font-size="11pt" style:font-size-asian="11pt" style:font-size-complex="11pt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Arial" fo:font-size="11pt" style:font-size-asian="11pt" style:font-size-complex="11pt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Arial" fo:font-size="11pt" fo:background-color="#ff3333" style:font-size-asian="11pt" style:font-size-complex="11pt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background-color="#ff3333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background-color="#ff3300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Arial" fo:font-size="11pt" style:font-size-asian="11pt" style:font-size-complex="11pt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3300"/>
    </style:style>
    <style:style style:name="P2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language="en" fo:country="US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language="en" fo:country="US" officeooo:rsid="000267ab" officeooo:paragraph-rsid="000267ab" fo:background-color="#ff3333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language="el" fo:country="GR" officeooo:rsid="000267ab" officeooo:paragraph-rsid="0001c4fa" fo:background-color="#ff3333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c4fa"/>
    </style:style>
    <style:style style:name="T3" style:family="text">
      <style:text-properties fo:language="en" fo:country="US" officeooo:rsid="0003f510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01c4fa"/>
    </style:style>
    <style:style style:name="T6" style:family="text">
      <style:text-properties fo:language="el" fo:country="GR" officeooo:rsid="000267ab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c0c0c0"/>
    </style:style>
    <style:style style:name="T10" style:family="text">
      <style:text-properties fo:color="#c0c0c0"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language="en" fo:country="US" style:font-size-asian="11pt" style:font-size-complex="11pt"/>
    </style:style>
    <style:style style:name="T15" style:family="text">
      <style:text-properties officeooo:rsid="0001c4fa"/>
    </style:style>
    <style:style style:name="T16" style:family="text">
      <style:text-properties officeooo:rsid="000267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kdosh 1.0</text:p>
      <text:p text:style-name="P1"/>
      <text:p text:style-name="P1">Το <text:span text:style-name="T1">URL</text:span> της υπηρεσίας <text:s/><text:span text:style-name="T1">Ipromotion</text:span> εχει τη μορφη</text:p>
      <text:p text:style-name="P1"/>
      <text:p text:style-name="P9"><text:a xlink:type="simple" xlink:href="http://147.102.19.122:8080/BiopolisWebApp/biopolis3" text:style-name="Internet_20_link" text:visited-style-name="Visited_20_Internet_20_Link"><text:span text:style-name="T13">http://127.0.0.1:8200/</text:span></text:a><text:span text:style-name="T14">Ipromotion</text:span></text:p>
      <text:p text:style-name="P1"/>
      <text:p text:style-name="P1">Σε αυτό το <text:span text:style-name="T1">URL</text:span> μπορεί κανείς να καλέσει υπηρεσίες <text:span text:style-name="T1">RESTFUL</text:span> για την εξυπηρέτηση των αναγκών του. Αυτές οι υπηρεσίες θα περιγραφούν παρακάτω. Κάθε τέτοια υπηρεσία επιστρέφει <text:s/>μια δομή δεδομένων . Ας δούμε τους τύπους δεδομένων που ενέχονται έχοντας υπόψιν μας ότι όλα τα αναγνωριστικά που εμφανίζονται είναι τύπου ΑΚΕΡΑΙΟΥ.</text:p>
      <text:p text:style-name="P1"><text:span text:style-name="T8">type</text:span><text:span text:style-name="T9"> </text:span>NodeResp<text:span text:style-name="T9"> </text:span><text:span text:style-name="T8">struct</text:span><text:span text:style-name="T9"> </text:span><text:span text:style-name="T11">{</text:span></text:p>
      <text:p text:style-name="P18">Status<text:span text:style-name="T9"> </text:span><text:span text:style-name="T7">bool</text:span></text:p>
      <text:p text:style-name="P18">Mesg<text:span text:style-name="T9"> <text:s text:c="2"/></text:span><text:span text:style-name="T7">string</text:span></text:p>
      <text:p text:style-name="P11">}</text:p>
      <text:p text:style-name="P14"/>
      <text:p text:style-name="P18"><text:span text:style-name="T8">type</text:span><text:span text:style-name="T9"> </text:span>RenderParams<text:span text:style-name="T9"> </text:span><text:span text:style-name="T8">struct</text:span><text:span text:style-name="T9"> </text:span><text:span text:style-name="T11">{</text:span></text:p>
      <text:p text:style-name="P18">Width<text:span text:style-name="T9"> <text:s text:c="3"/></text:span><text:span text:style-name="T7">int</text:span></text:p>
      <text:p text:style-name="P18">Height<text:span text:style-name="T9"> <text:s text:c="2"/></text:span><text:span text:style-name="T7">int</text:span></text:p>
      <text:p text:style-name="P18">X3dfile<text:span text:style-name="T9"> <text:s/></text:span><text:span text:style-name="T7">string</text:span></text:p>
      <text:p text:style-name="P18">Username<text:span text:style-name="T9"> </text:span><text:span text:style-name="T7">string</text:span></text:p>
      <text:p text:style-name="P14">}</text:p>
      <text:p text:style-name="P2"/>
      <text:p text:style-name="P10"><text:span text:style-name="T8">type</text:span><text:span text:style-name="T9"> </text:span>X3DFiles<text:span text:style-name="T9"> </text:span><text:span text:style-name="T8">struct</text:span><text:span text:style-name="T9"> </text:span><text:span text:style-name="T11">{</text:span></text:p>
      <text:p text:style-name="P18">Ids<text:span text:style-name="T9"> <text:s text:c="2"/></text:span><text:span text:style-name="T11">[]</text:span><text:span text:style-name="T7">int</text:span></text:p>
      <text:p text:style-name="P18">Users<text:span text:style-name="T9"> </text:span><text:span text:style-name="T11">[]</text:span><text:span text:style-name="T7">string</text:span></text:p>
      <text:p text:style-name="P14">}</text:p>
      <text:p text:style-name="P14"/>
      <text:p text:style-name="P14"><text:span text:style-name="T8">type</text:span><text:span text:style-name="T9"> </text:span>Viewpointset<text:span text:style-name="T9"> </text:span><text:span text:style-name="T8">struct</text:span><text:span text:style-name="T9"> </text:span>{</text:p>
      <text:p text:style-name="P12">Val<text:span text:style-name="T9"> </text:span><text:span text:style-name="T7">string</text:span></text:p>
      <text:p text:style-name="P13">}</text:p>
      <text:p text:style-name="P13"/>
      <text:p text:style-name="P17"><text:span text:style-name="T8">type</text:span><text:span text:style-name="T9"> </text:span>Mouseclicking<text:span text:style-name="T9"> </text:span><text:span text:style-name="T8">struct</text:span><text:span text:style-name="T9"> </text:span>{</text:p>
      <text:p text:style-name="P19">Mousetype<text:span text:style-name="T9"> </text:span><text:span text:style-name="T7">string</text:span></text:p>
      <text:p text:style-name="P19">X<text:span text:style-name="T9"> <text:s text:c="8"/></text:span><text:span text:style-name="T7">int</text:span></text:p>
      <text:p text:style-name="P19">Y<text:span text:style-name="T9"> <text:s text:c="8"/></text:span><text:span text:style-name="T7">int</text:span></text:p>
      <text:p text:style-name="P17">}</text:p>
      <text:p text:style-name="P16"/>
      <text:p text:style-name="P15"/>
      <text:p text:style-name="P2"/>
      <text:p text:style-name="P5">Περιγραφή, το σύστημα σε κάθε κόμβο δίνει μέχρι 100 <text:span text:style-name="T1">streams. </text:span>Το κάθε <text:span text:style-name="T1">stream </text:span>χαρακτηρίζεται από ένα αναγνωριστικό από 0 ώς και 99. Η πόρτα για το <text:s/><text:span text:style-name="T1">stream </text:span>είναι 8000+αναγνωριστικό και δίνεται σε <text:span text:style-name="T1">format VP8. </text:span>Οι πόρτες 8100 ως και 8199 είναι δεσμευμένες για την επικοινωνία του <text:span text:style-name="T1">server </text:span>με τους <text:span text:style-name="T1">players.</text:span></text:p>
      <text:p text:style-name="P2"/>
      <text:p text:style-name="P5">Η αρχιτεκτονική βασίζεται στη ιδέα ότι ο <text:span text:style-name="T1">Restful server </text:span>που ακούει στη 8200 για κάθε αίτηση φτιάχνει μια καινούρια <text:span text:style-name="T1">playback process </text:span>η οποία επικοινωνεί πάλι μέσω <text:span text:style-name="T1">Restful </text:span>με τον <text:span text:style-name="T1">server, “</text:span>κρυφα” από το χρήστη. Ο χρήστης επικοινωνεί μόνο μέσω του <text:span text:style-name="T1">server.</text:span></text:p>
      <text:p text:style-name="P1"/>
      <text:p text:style-name="P1"/>
      <text:p text:style-name="P1">Οι υπηρεσίες που παρέχονται από το <text:span text:style-name="T1">IPROMOTION</text:span> παίρνουν την μορφή που περιγράφεται πιο κάτω. <text:span text:style-name="T4">Δίνεται το υπόλοιπο του </text:span><text:span text:style-name="T1">URL </text:span><text:span text:style-name="T4">σε σχέση με το βασικό </text:span><text:span text:style-name="T1">URL </text:span><text:span text:style-name="T4">της υπηρεσίας. <text:s/>Τα </text:span><text:span text:style-name="T1">Exceptions </text:span><text:span text:style-name="T4">που εμφανίζονται επεξηγουνται στον πινακα που ακολουθει τις μεθοδους.</text:span></text:p>
      <text:p text:style-name="P5"/>
      <text:p text:style-name="P2">VERB = GET</text:p>
      <text:p text:style-name="P2">PRODUCES/CONSUMES = <text:s text:c="4"/>“application/json"</text:p>
      <text:p text:style-name="P2">/</text:p>
      <text:p text:style-name="P1"><text:span text:style-name="T1">DESCRIPTION = </text:span><text:span text:style-name="T4">Τα αρχεία του </text:span><text:span text:style-name="T1">Ipromotion </text:span></text:p>
      <text:p text:style-name="P2">RETURNS <text:s/>= type X3DFiles struct</text:p>
      <text:p text:style-name="P2">INPUT = Empty String</text:p>
      <text:p text:style-name="P2"><text:s/>Description = <text:span text:style-name="T4">Δινει μια λιστα απο αναγνωριστικα και χρηστες που εξυπηρετουνται εκεινη τη στιγμη απο το </text:span>Ipromotion</text:p>
      <text:p text:style-name="P2"/>
      <text:p text:style-name="P2">VERB = POST</text:p>
      <text:p text:style-name="P2">PRODUCES/CONSUMES = <text:s text:c="4"/>“application/json"</text:p>
      <text:p text:style-name="P2">/</text:p>
      <text:p text:style-name="P1"><text:span text:style-name="T1">DESCRIPTION</text:span> = <text:span text:style-name="T4">Υλοποιεί την υπηρεσία </text:span><text:span text:style-name="T1">playback</text:span></text:p>
      <text:p text:style-name="P2">RETURNS (in return field on success) = type NodeResp struct </text:p>
      <text:p text:style-name="P2">INPUT = type RenderParams struct </text:p>
      <text:p text:style-name="P2"/>
      <text:p text:style-name="P5">Παραδειγμα</text:p>
      <text:p text:style-name="P5"><text:bookmark-start text:name="__DdeLink__13547_986805814"/>{</text:p>
      <text:p text:style-name="P5"><text:s/>"Width" : "600",</text:p>
      <text:p text:style-name="P5"><text:s/>"Height" : <text:s/>"800",</text:p>
      <text:p text:style-name="P5"><text:s/>"X3dfile" : "http://147.102.19.201:8080/ipromotion/file/download/Camaro.zip" ,</text:p>
      <text:p text:style-name="P5"><text:s/>"Username" : "akis"</text:p>
      <text:p text:style-name="P5">}<text:bookmark-end text:name="__DdeLink__13547_986805814"/></text:p>
      <text:p text:style-name="P5"/>
      <text:p text:style-name="P2">Description = <text:span text:style-name="T4">Αιτειται <text:s/></text:span>playback<text:span text:style-name="T4"> με συγκεκριμενο μεγεθος </text:span>Frame. <text:span text:style-name="T4">Σε περιπτωση επιτυχιας, πεδιο </text:span>Status=true , <text:span text:style-name="T4">δινει πισω ενα μηνυμα στο πεδιο </text:span>Mesg <text:span text:style-name="T4">το αναγνωριστικο αλλιως </text:span>(Status=false) <text:span text:style-name="T4">δινει το μηνυμα λαθους. Το αρχειο </text:span>X3dfile <text:span text:style-name="T4">πρεπει να υπαρχει στον </text:span>URL <text:span text:style-name="T4">και να είναι προσβάσιμο με </text:span>GET.</text:p>
      <text:p text:style-name="P2"/>
      <text:p text:style-name="P2">VERB = POST</text:p>
      <text:p text:style-name="P2">PRODUCES/CONSUMES = <text:s text:c="4"/>“application/json"</text:p>
      <text:p text:style-name="P2">/{user-id}/pause</text:p>
      <text:p text:style-name="P1"><text:span text:style-name="T1">DESCRIPTION</text:span> = <text:span text:style-name="T4">Υλοποιεί την υπηρεσία </text:span><text:span text:style-name="T1">pause</text:span></text:p>
      <text:p text:style-name="P2">RETURNS (in return field on success) = type NodeResp struct </text:p>
      <text:p text:style-name="P2">INPUT = N/A</text:p>
      <text:p text:style-name="P2">Comments = Αιτειται pause ενος playback. Η περιπτωση επιτυχιας χαρακτηριζεται απο το πεδιο Status=true <text:s/>αλλιως (Status=false) δινει το μηνυμα λαθους.</text:p>
      <text:p text:style-name="P2"/>
      <text:p text:style-name="P2"/>
      <text:p text:style-name="P2">VERB = POST</text:p>
      <text:p text:style-name="P2">PRODUCES/CONSUMES = <text:s text:c="4"/>“application/json"</text:p>
      <text:p text:style-name="P2">/{user-id}/resume</text:p>
      <text:p text:style-name="P1"><text:span text:style-name="T1">DESCRIPTION</text:span> = <text:span text:style-name="T1"><text:s/></text:span><text:span text:style-name="T4">Υλοποιεί την υπηρεσία </text:span><text:span text:style-name="T1">resume</text:span></text:p>
      <text:p text:style-name="P2">RETURNS (in return field on success) = N/A</text:p>
      <text:p text:style-name="P2">INPUT = N/A</text:p>
      <text:p text:style-name="P2"/>
      <text:p text:style-name="P2"><text:s/>Comments = Αιτειται resume ενος playback. Η περιπτωση επιτυχιας χαρακτηριζεται απο το πεδιο Status=true <text:s/>αλλιως (Status=false) δινει το μηνυμα λαθους.</text:p>
      <text:p text:style-name="P2"/>
      <text:p text:style-name="P2">VERB = POST</text:p>
      <text:p text:style-name="P2">PRODUCES/CONSUMES = <text:s text:c="4"/>“application/json"</text:p>
      <text:p text:style-name="P2">/{user-id}/keepalive</text:p>
      <text:p text:style-name="P1"><text:span text:style-name="T1">DESCRIPTION</text:span> = <text:span text:style-name="T1"><text:s/></text:span><text:span text:style-name="T4">Υλοποιεί την υπηρεσία </text:span><text:span text:style-name="T1">keepalive</text:span></text:p>
      <text:p text:style-name="P2">RETURNS (in return field on success) = N/A</text:p>
      <text:p text:style-name="P2">INPUT =N/A</text:p>
      <text:p text:style-name="P2"/>
      <text:p text:style-name="P2"><text:s/>Comments = Αιτειται <text:span text:style-name="T4">την αναζωογόνηση</text:span> ενος playback. <text:span text:style-name="T4">Αν δεν γίνει μέσα σε 10 (προτεινόμενο 9.5) λεπτά, συντελείται ο τερματισμος και απελευθερωση πόρων του </text:span>playback. Η περιπτωση επιτυχιας χαρακτηριζεται απο το πεδιο Status=true <text:s/>αλλιως (Status=false) δινει το μηνυμα λαθους.</text:p>
      <text:p text:style-name="P2"/>
      <text:p text:style-name="P2">VERB = POST</text:p>
      <text:p text:style-name="P2">PRODUCES/CONSUMES = <text:s text:c="4"/>“application/json"</text:p>
      <text:p text:style-name="P2">/{user-id}/zoomout</text:p>
      <text:p text:style-name="P1"><text:span text:style-name="T1">DESCRIPTION</text:span> = <text:span text:style-name="T1"><text:s/></text:span><text:span text:style-name="T4">Υλοποιεί την υπηρεσία </text:span><text:span text:style-name="T1">zoomout</text:span></text:p>
      <text:p text:style-name="P2">RETURNS (in return field on success) = N/A</text:p>
      <text:p text:style-name="P2">INPUT = N/A</text:p>
      <text:p text:style-name="P2"/>
      <text:p text:style-name="P2"><text:s/>Comments = Αιτειται zoomout ενος playback. Η περιπτωση επιτυχιας χαρακτηριζεται απο το πεδιο Status=true <text:s/>αλλιως (Status=false) δινει το μηνυμα λαθους.</text:p>
      <text:p text:style-name="P2">VERB = POST</text:p>
      <text:p text:style-name="P2">PRODUCES/CONSUMES = <text:s text:c="4"/>“application/json"</text:p>
      <text:p text:style-name="P2">/{user-id}/zoomin</text:p>
      <text:p text:style-name="P1"><text:span text:style-name="T1">DESCRIPTION</text:span> = <text:span text:style-name="T1"><text:s/></text:span><text:span text:style-name="T4">Υλοποιεί την υπηρεσία </text:span><text:span text:style-name="T1">zoomin</text:span></text:p>
      <text:p text:style-name="P2">RETURNS (in return field on success) = N/A</text:p>
      <text:p text:style-name="P2">INPUT = N/A </text:p>
      <text:p text:style-name="P2"/>
      <text:p text:style-name="P2"><text:s/>Comments = Αιτειται zoomin ενος playback. Η περιπτωση επιτυχιας χαρακτηριζεται απο το πεδιο Status=true <text:s/>αλλιως (Status=false) δινει το μηνυμα λαθους.</text:p>
      <text:p text:style-name="P2"/>
      <text:p text:style-name="P2">VERB = POST</text:p>
      <text:p text:style-name="P2">PRODUCES/CONSUMES = <text:s text:c="4"/>“application/json"</text:p>
      <text:p text:style-name="P2">/{user-id}/viewpoints</text:p>
      <text:p text:style-name="P1"><text:span text:style-name="T1">DESCRIPTION</text:span> = <text:span text:style-name="T1"><text:s/></text:span><text:span text:style-name="T4">Υλοποιεί την υπηρεσία </text:span><text:span text:style-name="T1">list viewpoints</text:span></text:p>
      <text:p text:style-name="P2">RETURNS (in return field on success) = N/A</text:p>
      <text:p text:style-name="P2">INPUT =N/A</text:p>
      <text:p text:style-name="P2"/>
      <text:p text:style-name="P2"><text:s/>Comments = Αιτειται <text:span text:style-name="T4">την λίστα από </text:span>viewpoints ενος playback. Η περιπτωση επιτυχιας χαρακτηριζεται απο το πεδιο Status=true <text:s/>αλλιως (Status=false) δινει το μηνυμα λαθους. <text:span text:style-name="T4">Το πεδίο </text:span>Mesg <text:span text:style-name="T4">περιέχει τη λιστα τους ως </text:span>strings <text:span text:style-name="T4">χωρισμένα με το χαρακτήρα του <text:s/>αγγλικου ερωτηματικού “;”. Για παράδειγμα μια λίστα </text:span>vp0;vp1;vp2.</text:p>
      <text:p text:style-name="P2"/>
      <text:p text:style-name="P2">VERB = POST</text:p>
      <text:p text:style-name="P2">PRODUCES/CONSUMES = <text:s text:c="4"/>“application/json"</text:p>
      <text:p text:style-name="P2">/{user-id}/viewpoint</text:p>
      <text:p text:style-name="P1"><text:span text:style-name="T1">DESCRIPTION</text:span> = <text:span text:style-name="T1"><text:s/></text:span><text:span text:style-name="T4">Υλοποιεί την υπηρεσία </text:span><text:span text:style-name="T1">get viewpoint</text:span></text:p>
      <text:p text:style-name="P2">RETURNS (in return field on success) = N/A</text:p>
      <text:p text:style-name="P2">INPUT =N/A</text:p>
      <text:p text:style-name="P2"/>
      <text:p text:style-name="P2"><text:s/>Comments = Αιτειται <text:span text:style-name="T4">την ανάκτηση του τρέχοντος </text:span>viewpoint. Η περιπτωση επιτυχιας χαρακτηριζεται απο το πεδιο Status=true <text:s/>αλλιως (Status=false) δινει το μηνυμα λαθους. <text:span text:style-name="T4">Το πεδίο </text:span>Mesg <text:span text:style-name="T4">περιέχει την αριθμητική θέση στη λίστα που γυρίζει η υπηρεσία </text:span>list viewpoints. <text:span text:style-name="T4">Για παράδειγμα μια λίστα </text:span>vp0;vp1;vp2 <text:span text:style-name="T4">έχει θέσεις 0,1,2</text:span></text:p>
      <text:p text:style-name="P2"/>
      <text:p text:style-name="P2">VERB = POST</text:p>
      <text:p text:style-name="P2">PRODUCES/CONSUMES = <text:s text:c="4"/>“application/json"</text:p>
      <text:p text:style-name="P2">/{user-id}/alterviewpoint</text:p>
      <text:p text:style-name="P1"><text:span text:style-name="T1">DESCRIPTION</text:span> = <text:span text:style-name="T1"><text:s/></text:span><text:span text:style-name="T4">Υλοποιεί την υπηρεσία </text:span><text:span text:style-name="T1">set viewpoint</text:span></text:p>
      <text:p text:style-name="P2">RETURNS (in return field on success) = N/A</text:p>
      <text:p text:style-name="P2">INPUT =<text:span text:style-name="T12">type Viewpointset struct</text:span><text:span text:style-name="T10"> </text:span></text:p>
      <text:p text:style-name="P2"/>
      <text:p text:style-name="P2"><text:s/>Comments = Αιτειται <text:span text:style-name="T4">την αλλαγή του τρέχοντος </text:span>viewpoint. Η περιπτωση επιτυχιας χαρακτηριζεται απο το πεδιο Status=true <text:s/>αλλιως (Status=false) δινει το μηνυμα λαθους. <text:span text:style-name="T4">Το πεδίο </text:span>Mesg <text:span text:style-name="T4">περιέχει την αριθμητική θέση (ως </text:span>string) <text:span text:style-name="T4">στη λίστα που γυρίζει η υπηρεσία </text:span>list viewpoints <text:span text:style-name="T4">και θέλουμε να την κάνουμε τρέχουσα</text:span>. <text:s/><text:span text:style-name="T4">Για παράδειγμα μια </text:span>{“Val” : “1” } .</text:p>
      <text:p text:style-name="P5"/>
      <text:p text:style-name="P5"/>
      <text:p text:style-name="P2">VERB = POST</text:p>
      <text:p text:style-name="P2">PRODUCES/CONSUMES = <text:s text:c="4"/>“application/json"</text:p>
      <text:p text:style-name="P2">/{user-id}/stop</text:p>
      <text:p text:style-name="P1"><text:span text:style-name="T1">DESCRIPTION</text:span> = <text:span text:style-name="T4">Υλοποιεί την υπηρεσία </text:span><text:span text:style-name="T1">stop</text:span></text:p>
      <text:p text:style-name="P2">RETURNS (in return field on success) = type NodeResp struct </text:p>
      <text:p text:style-name="P2">INPUT = N/A</text:p>
      <text:p text:style-name="P2"/>
      <text:p text:style-name="P2">Description = <text:span text:style-name="T4">Αιτειται <text:s/>τον τερματισμο και απελευθερωση πόρων του </text:span>playback. <text:span text:style-name="T4">Καθώς και τον καθαρισμο των </text:span>temporary <text:span text:style-name="T4">αρχειων της αποσυμπιεσης</text:span> <text:span text:style-name="T4">Το αναγνωριστικο ειναι ελεύθερο για επαναχρησιμοποίηση.</text:span> <text:span text:style-name="T4">Σε περιπτωση επιτυχιας, πεδιο </text:span>Status=true , <text:span text:style-name="T4">δινει πισω ενα μηνυμα στο πεδιο </text:span>Mesg <text:span text:style-name="T4">το αναγνωριστικο αλλιως </text:span>(Status=false) <text:span text:style-name="T4">δινει το μηνυμα λαθους.</text:span></text:p>
      <text:p text:style-name="P2"/>
      <text:p text:style-name="P2"/>
      <text:p text:style-name="P3">VERB = POST</text:p>
      <text:p text:style-name="P3">PRODUCES/CONSUMES = <text:s text:c="4"/>“application/json"</text:p>
      <text:p text:style-name="P3">/{user-id}/<text:span text:style-name="T15">mouseclick</text:span></text:p>
      <text:p text:style-name="P8"><text:span text:style-name="T1">DESCRIPTION</text:span> = <text:span text:style-name="T4">Υλοποιεί την υπηρεσία</text:span><text:span text:style-name="T1"> </text:span><text:span text:style-name="T2">mouseclick</text:span></text:p>
      <text:p text:style-name="P3">RETURNS (in return field on success) = type NodeResp struct </text:p>
      <text:p text:style-name="P3">INPUT =<text:span text:style-name="T16">Mouseclickingstruct</text:span></text:p>
      <text:p text:style-name="P3"/>
      <text:p text:style-name="P3"><text:span text:style-name="T4">Description = </text:span><text:span text:style-name="T5">Προσομοιώνει </text:span><text:span text:style-name="T15">mouse actions. </text:span><text:span text:style-name="T5">Ουσιαστικά χρησιμοποιεί ένα </text:span><text:span text:style-name="T15">command string. </text:span><text:span text:style-name="T5">Το </text:span><text:span text:style-name="T15">format </text:span><text:span text:style-name="T6">της εντολής του </text:span><text:span text:style-name="T16">Player</text:span><text:span text:style-name="T6"> </text:span><text:span text:style-name="T5">είναι</text:span></text:p>
      <text:p text:style-name="P4">&lt;Action&gt;[space]&lt;x-coordinate&gt;[space]&lt;y&gt; <text:s/><text:span text:style-name="T6">το οποίο σε μια </text:span><text:span text:style-name="T16">Mouseclicking struct </text:span><text:span text:style-name="T6">μεταφραζεται ως</text:span></text:p>
      <text:p text:style-name="P7">{</text:p>
      <text:p text:style-name="P7">”<text:span text:style-name="T1">Mousetype” : “&lt;Action&gt;”,</text:span></text:p>
      <text:p text:style-name="P21">“X” : &lt;x&gt;,</text:p>
      <text:p text:style-name="P21">“Y”:&lt;y&gt;</text:p>
      <text:p text:style-name="P7">}</text:p>
      <text:p text:style-name="P22"/>
      <text:p text:style-name="P4">x-coordinate, y-coordinate relative to Northeast window corner (0,0)</text:p>
      <text:p text:style-name="P4">Action = LEFTUP | LEFTDOWN | MIDDLEUP | MIDDLEDOWN | RIGHTUP | RIGHTDOWN</text:p>
      <text:p text:style-name="P6">Για το <text:span text:style-name="T1">interactive Audi demo </text:span>και ανάλυση <text:span text:style-name="T1">200x200 <text:s/></text:span>και την ενεργοποίηση του <text:span text:style-name="T1">Interaction </text:span>έχουμε <text:span text:style-name="T1">2 </text:span>κλήσεις για το <text:span text:style-name="T1">mouseclick.</text:span></text:p>
      <text:p text:style-name="P4">POST /{user-id}/mouseclick</text:p>
      <text:p text:style-name="P4"/>
      <text:p text:style-name="P7">{</text:p>
      <text:p text:style-name="P7">”<text:span text:style-name="T1">Mousetype” : “LEFT</text:span><text:span text:style-name="T3">DOWN</text:span><text:span text:style-name="T1">”,</text:span></text:p>
      <text:p text:style-name="P21">“X” : 100,</text:p>
      <text:p text:style-name="P21">“Y”:126</text:p>
      <text:p text:style-name="P7">}</text:p>
      <text:p text:style-name="P4"/>
      <text:p text:style-name="P4">POST /{user-id}/mouseclick</text:p>
      <text:p text:style-name="P4"/>
      <text:p text:style-name="P7">{</text:p>
      <text:p text:style-name="P7">”<text:span text:style-name="T1">Mousetype” : “LEFT</text:span><text:span text:style-name="T3">UP</text:span><text:span text:style-name="T1">”,</text:span></text:p>
      <text:p text:style-name="P21">“X” : 100,</text:p>
      <text:p text:style-name="P21">“Y”:126</text:p>
      <text:p text:style-name="P7">}</text:p>
      <text:p text:style-name="P4"/>
      <text:p text:style-name="P3"><text:span text:style-name="T4">Σε περιπτωση επιτυχιας, πεδιο Status=true , δινει πισω ενα μηνυμα στο πεδιο Mesg το αναγνωριστικο αλλιως (Status=false) δινει το μηνυμα λαθους “</text:span><text:span text:style-name="T5">could not click mouse</text:span><text:span text:style-name="T4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is</meta:initial-creator>
    <meta:editing-cycles>38</meta:editing-cycles>
    <meta:creation-date>2013-10-18T10:26:00</meta:creation-date>
    <dc:date>2015-02-11T18:03:46.659000000</dc:date>
    <meta:editing-duration>PT9H4M35S</meta:editing-duration>
    <meta:generator>LibreOffice/4.4.0.3$Windows_x86 LibreOffice_project/de093506bcdc5fafd9023ee680b8c60e3e0645d7</meta:generator>
    <meta:document-statistic meta:table-count="0" meta:image-count="0" meta:object-count="0" meta:page-count="1" meta:paragraph-count="142" meta:word-count="1039" meta:character-count="7170" meta:non-whitespace-character-count="61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